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5-09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5-04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4-09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4-04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3-09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3-04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2-09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2-04-2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1-10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1-04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0-09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20-04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9-09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9-04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8-09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8-04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7-09-0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7-04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6-09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6-04-1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5-09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5-04-2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4-09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4-04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3-09-2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3-04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2-09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2-04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1-09-1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1-05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0-09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10-04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9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9-04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8-09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8-04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7-09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2076593601</text:p>
          </table:table-cell>
          <table:table-cell office:value-type="string" calcext:value-type="string">
            <text:p>CH De <text:s/>52</text:p>
          </table:table-cell>
          <table:table-cell office:value-type="string" calcext:value-type="string">
            <text:p>2007-06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